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#PHP - Les tableaux ##Exercice 1 Créer un tableau <text:span text:style-name="Strong_20_Emphasis">mois</text:span> et l'initialiser avec les valeurs suivantes :</text:p>
      <text:list xml:id="list8433551704888109892" text:style-name="L1">
        <text:list-item>
          <text:p text:style-name="P2"><text:span text:style-name="Strong_20_Emphasis">janvier</text:span> </text:p>
        </text:list-item>
        <text:list-item>
          <text:p text:style-name="P2"><text:span text:style-name="Strong_20_Emphasis">février</text:span> </text:p>
        </text:list-item>
        <text:list-item>
          <text:p text:style-name="P2"><text:span text:style-name="Strong_20_Emphasis">mars</text:span> </text:p>
        </text:list-item>
        <text:list-item>
          <text:p text:style-name="P2"><text:span text:style-name="Strong_20_Emphasis">avril</text:span> </text:p>
        </text:list-item>
        <text:list-item>
          <text:p text:style-name="P2"><text:span text:style-name="Strong_20_Emphasis">mai</text:span> </text:p>
        </text:list-item>
        <text:list-item>
          <text:p text:style-name="P2"><text:span text:style-name="Strong_20_Emphasis">juin</text:span> </text:p>
        </text:list-item>
        <text:list-item>
          <text:p text:style-name="P2"><text:span text:style-name="Strong_20_Emphasis">juillet</text:span> </text:p>
        </text:list-item>
        <text:list-item>
          <text:p text:style-name="P2"><text:span text:style-name="Strong_20_Emphasis">aout</text:span> </text:p>
        </text:list-item>
        <text:list-item>
          <text:p text:style-name="P2"><text:span text:style-name="Strong_20_Emphasis">septembre</text:span> </text:p>
        </text:list-item>
        <text:list-item>
          <text:p text:style-name="P2"><text:span text:style-name="Strong_20_Emphasis">octobre</text:span> </text:p>
        </text:list-item>
        <text:list-item>
          <text:p text:style-name="P2"><text:span text:style-name="Strong_20_Emphasis">novembre</text:span> </text:p>
        </text:list-item>
        <text:list-item>
          <text:p text:style-name="P1"><text:span text:style-name="Strong_20_Emphasis">décembre</text:span> </text:p>
        </text:list-item>
      </text:list>
      <text:p text:style-name="Text_20_body">##Exercice 2 Avec le tableau de l'exercice 1, afficher la valeur de la troisième ligne de ce tableau.</text:p>
      <text:p text:style-name="Text_20_body">##Exercice 3 Avec le tableau de l'exercice , afficher la valeur de l'index 5.</text:p>
      <text:p text:style-name="Text_20_body">##Exercice 4 Avec le tableau de l'exercice 1, modifier le mois de <text:span text:style-name="Strong_20_Emphasis">aout</text:span> pour lui ajouter l'accent manquant.</text:p>
      <text:p text:style-name="Text_20_body">##Exercice 5 Créer un tableau associatif avec comme index le numéro des départements des Hauts de France et en valeur leur nom.</text:p>
      <text:p text:style-name="Text_20_body">##Exercice 6 Avec le tableau de l'exercice 5, afficher la valeur de l'index 59.</text:p>
      <text:p text:style-name="Text_20_body">##Exercice 7 Avec le tableau de l'exercice 5, ajouter la ligne correspondant au département de la ville de Reims.</text:p>
      <text:p text:style-name="Text_20_body">##Exercice 8 Avec le tableau de l'exercice 1 et une boucle, afficher toutes les valeurs de ce tableau.</text:p>
      <text:p text:style-name="Text_20_body">##Exercice 9 Avec le tableau de l'exercice 5, afficher toutes les valeurs de ce tableau.</text:p>
      <text:p text:style-name="Text_20_body">##Exercice 10 Avec le tableau de l'exercice 5, afficher toutes les valeurs de ce tableau ainsi que les clés associés.<text:line-break/>Cela pourra être, par exemple, de la forme : <text:span text:style-name="Strong_20_Emphasis">"Le département" + nom_departement + "a le numéro" + num_departemen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5:34:44.036803513</meta:creation-date>
    <dc:date>2017-03-21T15:35:11.737690778</dc:date>
    <meta:editing-duration>PT28S</meta:editing-duration>
    <meta:editing-cycles>1</meta:editing-cycles>
    <meta:document-statistic meta:table-count="0" meta:image-count="0" meta:object-count="0" meta:page-count="1" meta:paragraph-count="22" meta:word-count="218" meta:character-count="1221" meta:non-whitespace-character-count="1025"/>
    <meta:generator>LibreOffice/5.1.6.2$Linux_X86_64 LibreOffice_project/10m0$Build-2</meta:generator>
  </office:meta>
</office:document-meta>
</file>